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A07C33AA.png" manifest:media-type=""/>
  <manifest:file-entry manifest:full-path="Pictures/100002010000020000000200A020CE96.png" manifest:media-type=""/>
  <manifest:file-entry manifest:full-path="Pictures/10000201000002000000020086DF22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c3300" draw:textarea-horizontal-align="justify" draw:textarea-vertical-align="middle" draw:auto-grow-height="fals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99cc99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fill-color="#cc6699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1" style:family="graphic" style:parent-style-name="standard">
      <style:graphic-properties svg:stroke-color="#000000" draw:marker-end="Arrow" draw:fill="solid" draw:fill-color="#000000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svg:stroke-color="#000000" draw:marker-end="Arrow" draw:textarea-vertical-align="middle"/>
    </style:style>
    <style:style style:name="gr14" style:family="graphic" style:parent-style-name="standard">
      <style:graphic-properties draw:marker-end="Arrow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paragraph-properties fo:text-align="center"/>
      <style:text-properties fo:color="#ffffff" fo:font-size="14pt" style:font-size-asian="14pt" style:font-size-complex="14pt"/>
    </style:style>
    <style:style style:name="P9" style:family="paragraph">
      <style:paragraph-properties fo:text-align="center"/>
      <style:text-properties fo:color="#ffffff" fo:font-size="18pt"/>
    </style:style>
    <style:style style:name="T1" style:family="text">
      <style:text-properties fo:color="#ffffff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style:style style:name="T6" style:family="text">
      <style:text-properties fo:color="#ffffff" fo:font-size="14pt" style:font-size-asian="14pt" style:font-size-complex="14pt"/>
    </style:style>
    <style:style style:name="T7" style:family="text">
      <style:text-properties fo:color="#ffffff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5cm" svg:height="2.4cm" svg:x="10.4cm" svg:y="7.6cm">
          <text:p text:style-name="P1"><text:span text:style-name="T1">Fuchsia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244cm" svg:height="3.129cm" svg:x="3cm" svg:y="6.671cm">
          <draw:image xlink:href="Pictures/10000201000002000000020086DF2243.png" xlink:type="simple" xlink:show="embed" xlink:actuate="onLoad">
            <text:p/>
          </draw:image>
        </draw:frame>
        <draw:frame draw:style-name="gr3" draw:layer="layout" svg:width="5.116cm" svg:height="0.962cm" svg:x="2cm" svg:y="9.838cm">
          <draw:text-box>
            <text:p>KNXDevice.conf</text:p>
          </draw:text-box>
        </draw:frame>
        <draw:line draw:style-name="gr4" draw:text-style-name="P1" draw:layer="layout" svg:x1="7.4cm" svg:y1="8.8cm" svg:x2="9.8cm" svg:y2="8.8cm">
          <text:p/>
        </draw:line>
        <draw:frame draw:style-name="gr2" draw:text-style-name="P1" draw:layer="layout" svg:width="5.546cm" svg:height="4.729cm" svg:x="17.6cm" svg:y="4.871cm">
          <draw:image xlink:href="Pictures/100002010000020000000200A020CE96.png" xlink:type="simple" xlink:show="embed" xlink:actuate="onLoad">
            <text:p/>
          </draw:image>
        </draw:frame>
        <draw:line draw:style-name="gr4" draw:text-style-name="P1" draw:layer="layout" svg:x1="15.8cm" svg:y1="8.6cm" svg:x2="18.4cm" svg:y2="6cm">
          <text:p/>
        </draw:line>
        <draw:frame draw:style-name="gr2" draw:text-style-name="P1" draw:layer="layout" svg:width="3.644cm" svg:height="3.729cm" svg:x="18.4cm" svg:y="11.671cm">
          <draw:image xlink:href="Pictures/100002010000020000000200A07C33AA.png" xlink:type="simple" xlink:show="embed" xlink:actuate="onLoad">
            <text:p/>
          </draw:image>
        </draw:frame>
        <draw:line draw:style-name="gr4" draw:text-style-name="P1" draw:layer="layout" svg:x1="15.8cm" svg:y1="8.6cm" svg:x2="18.4cm" svg:y2="6cm">
          <text:p/>
        </draw:line>
        <draw:line draw:style-name="gr4" draw:text-style-name="P1" draw:layer="layout" svg:x1="15.8cm" svg:y1="9.2cm" svg:x2="18.4cm" svg:y2="11.8cm">
          <text:p/>
        </draw:line>
        <draw:frame draw:style-name="gr3" draw:layer="layout" svg:width="3.702cm" svg:height="0.962cm" svg:x="18.498cm" svg:y="4cm">
          <draw:text-box>
            <text:p>Declaration</text:p>
          </draw:text-box>
        </draw:frame>
        <draw:frame draw:style-name="gr3" draw:layer="layout" svg:width="2.123cm" svg:height="0.962cm" svg:x="19.077cm" svg:y="11.038cm">
          <draw:text-box>
            <text:p>Proxy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6" draw:text-style-name="P1" draw:layer="layout" svg:width="8.2cm" svg:height="15.2cm" svg:x="10cm" svg:y="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15.2cm" svg:x="18.8cm" svg:y="0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46cm" svg:height="4.729cm" svg:x="3.4cm" svg:y="5.871cm">
          <draw:image xlink:href="Pictures/100002010000020000000200A020CE96.png" xlink:type="simple" xlink:show="embed" xlink:actuate="onLoad">
            <text:p/>
          </draw:image>
        </draw:frame>
        <draw:frame draw:style-name="gr2" draw:text-style-name="P1" xml:id="id3" draw:id="id3" draw:layer="layout" svg:width="3.644cm" svg:height="3.729cm" svg:x="4.2cm" svg:y="12.671cm">
          <draw:image xlink:href="Pictures/100002010000020000000200A07C33AA.png" xlink:type="simple" xlink:show="embed" xlink:actuate="onLoad">
            <text:p/>
          </draw:image>
        </draw:frame>
        <draw:frame draw:style-name="gr3" draw:layer="layout" svg:width="3.702cm" svg:height="0.962cm" svg:x="4.298cm" svg:y="5cm">
          <draw:text-box>
            <text:p>Declaration</text:p>
          </draw:text-box>
        </draw:frame>
        <draw:frame draw:style-name="gr3" draw:layer="layout" svg:width="2.123cm" svg:height="0.962cm" svg:x="4.877cm" svg:y="12.038cm">
          <draw:text-box>
            <text:p>Proxy</text:p>
          </draw:text-box>
        </draw:frame>
        <draw:custom-shape draw:style-name="gr8" draw:text-style-name="P2" xml:id="id1" draw:id="id1" draw:layer="layout" svg:width="7cm" svg:height="1.8cm" svg:x="10.4cm" svg:y="10.4cm">
          <text:p text:style-name="P1"><text:span text:style-name="T1">AppsgateLampImpo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5.4cm" svg:height="1.8cm" svg:x="20cm" svg:y="3cm">
          <text:p text:style-name="P1"><text:span text:style-name="T1">ColorLightSp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xml:id="id2" draw:id="id2" draw:layer="layout" svg:width="5.4cm" svg:height="1.8cm" svg:x="20cm" svg:y="7.6cm">
          <text:p text:style-name="P1"><text:span text:style-name="T2">AppsgateLightKNXDevice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2.6cm" svg:y1="7.2cm" svg:x2="22.6cm" svg:y2="5cm">
          <text:p/>
        </draw:line>
        <draw:line draw:style-name="gr4" draw:text-style-name="P1" draw:layer="layout" svg:x1="8.2cm" svg:y1="7.8cm" svg:x2="10cm" svg:y2="11cm">
          <text:p/>
        </draw:line>
        <draw:connector draw:style-name="gr11" draw:text-style-name="P1" draw:layer="layout" svg:x1="17.4cm" svg:y1="11.3cm" svg:x2="22.7cm" svg:y2="9.4cm" draw:start-shape="id1" draw:start-glue-point="1" draw:end-shape="id2" draw:end-glue-point="2" svg:d="m17400 11300h5300v-1900" svg:viewBox="0 0 5301 1901">
          <text:p/>
        </draw:connector>
        <draw:frame draw:style-name="gr12" draw:text-style-name="P3" draw:layer="layout" svg:width="4cm" svg:height="0.806cm" svg:x="19.2cm" svg:y="11.3cm">
          <draw:text-box>
            <text:p><text:span text:style-name="T3">createInstance</text:span></text:p>
          </draw:text-box>
        </draw:frame>
        <draw:connector draw:style-name="gr13" draw:text-style-name="P1" draw:layer="layout" svg:x1="25.4cm" svg:y1="8.5cm" svg:x2="7.844cm" svg:y2="14.535cm" draw:start-shape="id2" draw:start-glue-point="1" draw:end-shape="id3" draw:end-glue-point="1" svg:d="m25400 8500h501v6035h-18057" svg:viewBox="0 0 18058 6036">
          <text:p/>
        </draw:connector>
        <draw:frame draw:style-name="gr12" draw:text-style-name="P3" draw:layer="layout" svg:width="4cm" svg:height="0.806cm" svg:x="15.2cm" svg:y="13.729cm">
          <draw:text-box>
            <text:p><text:span text:style-name="T3">invoke</text:span></text:p>
          </draw:text-box>
        </draw:frame>
        <draw:frame draw:style-name="gr3" draw:layer="layout" svg:width="2.229cm" svg:height="0.962cm" svg:x="21.4cm" svg:y="0.838cm">
          <draw:text-box>
            <text:p>ApAM</text:p>
          </draw:text-box>
        </draw:frame>
        <draw:frame draw:style-name="gr3" draw:layer="layout" svg:width="4.655cm" svg:height="0.962cm" svg:x="11.9cm" svg:y="0.838cm">
          <draw:text-box>
            <text:p>DeviceAdaptor</text:p>
          </draw:text-box>
        </draw:frame>
        <draw:frame draw:style-name="gr12" draw:text-style-name="P3" draw:layer="layout" svg:width="2.4cm" svg:height="0.806cm" svg:x="8.946cm" svg:y="8.194cm">
          <draw:text-box>
            <text:p><text:span text:style-name="T3">bind to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9" draw:text-style-name="P4" xml:id="id5" draw:id="id5" draw:layer="layout" svg:width="4.6cm" svg:height="1cm" svg:x="15.73cm" svg:y="4.28cm">
          <text:p text:style-name="P1"><text:span text:style-name="T4">Create spec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4cm" svg:height="2cm" svg:x="6.6cm" svg:y="3.8cm">
          <text:p text:style-name="P1"><text:span text:style-name="T4"><text:s/></text:span><text:span text:style-name="T4">Has specification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7" draw:id="id7" draw:layer="layout" svg:width="4.6cm" svg:height="1cm" svg:x="15.767cm" svg:y="9.706cm">
          <text:p text:style-name="P1"><text:span text:style-name="T4">Create specif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4" draw:id="id4" draw:layer="layout" svg:width="5.4cm" svg:height="2cm" svg:x="6.6cm" svg:y="3.8cm">
          <text:p text:style-name="P1"><text:span text:style-name="T4"><text:s/></text:span><text:span text:style-name="T4">has specification 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5" xml:id="id6" draw:id="id6" draw:layer="layout" svg:width="5.4cm" svg:height="2cm" svg:x="6.6cm" svg:y="9.2cm">
          <text:p text:style-name="P1"><text:span text:style-name="T4"><text:s/></text:span><text:span text:style-name="T4">has implementation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4" xml:id="id8" draw:id="id8" draw:layer="layout" svg:width="4.6cm" svg:height="1cm" svg:x="7cm" svg:y="14.2cm">
          <text:p text:style-name="P1"><text:span text:style-name="T4">Create adaptor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12cm" svg:y1="4.8cm" svg:x2="15.73cm" svg:y2="4.78cm" draw:start-shape="id4" draw:start-glue-point="7" draw:end-shape="id5" svg:d="m12000 4800h1866v-20h1864" svg:viewBox="0 0 3731 21">
          <text:p/>
        </draw:connector>
        <draw:connector draw:style-name="gr14" draw:text-style-name="P1" draw:layer="layout" svg:x1="12cm" svg:y1="10.2cm" svg:x2="15.767cm" svg:y2="10.206cm" draw:start-shape="id6" draw:start-glue-point="7" draw:end-shape="id7" draw:end-glue-point="3" svg:d="m12000 10200h1884v6h1883" svg:viewBox="0 0 3768 7">
          <text:p/>
        </draw:connector>
        <draw:connector draw:style-name="gr14" draw:text-style-name="P1" xml:id="id9" draw:id="id9" draw:layer="layout" svg:x1="9.3cm" svg:y1="5.8cm" svg:x2="9.3cm" svg:y2="9.2cm" draw:start-shape="id4" draw:start-glue-point="6" draw:end-shape="id6" svg:d="m9300 5800v3400" svg:viewBox="0 0 1 3401">
          <text:p/>
        </draw:connector>
        <draw:connector draw:style-name="gr14" draw:text-style-name="P1" draw:layer="layout" svg:x1="9.3cm" svg:y1="11.2cm" svg:x2="9.3cm" svg:y2="14.2cm" draw:start-shape="id6" draw:start-glue-point="6" draw:end-shape="id8" draw:end-glue-point="0" svg:d="m9300 11200v3000" svg:viewBox="0 0 1 3001">
          <text:p/>
        </draw:connector>
        <draw:frame draw:style-name="gr15" draw:text-style-name="P3" xml:id="id10" draw:id="id10" draw:layer="layout" svg:width="1.493cm" svg:height="0.806cm" svg:x="7.8cm" svg:y="12cm">
          <draw:text-box>
            <text:p><text:span text:style-name="T3">YES</text:span></text:p>
          </draw:text-box>
        </draw:frame>
        <draw:frame draw:style-name="gr3" draw:text-style-name="P3" draw:layer="layout" svg:width="1.493cm" svg:height="0.806cm" svg:x="7.6cm" svg:y="7cm">
          <draw:text-box>
            <text:p><text:span text:style-name="T3">YES</text:span></text:p>
          </draw:text-box>
        </draw:frame>
        <draw:frame draw:style-name="gr15" draw:text-style-name="P3" draw:layer="layout" svg:width="1.247cm" svg:height="0.806cm" svg:x="13.161cm" svg:y="9.4cm">
          <draw:text-box>
            <text:p><text:span text:style-name="T3">NO</text:span></text:p>
          </draw:text-box>
        </draw:frame>
        <draw:frame draw:style-name="gr3" draw:text-style-name="P3" draw:layer="layout" svg:width="1.247cm" svg:height="0.806cm" svg:x="13cm" svg:y="4cm">
          <draw:text-box>
            <text:p><text:span text:style-name="T3">NO</text:span></text:p>
          </draw:text-box>
        </draw:frame>
        <draw:connector draw:style-name="gr14" draw:text-style-name="P1" draw:layer="layout" svg:x1="18.03cm" svg:y1="5.28cm" svg:x2="9.3cm" svg:y2="7.5cm" draw:start-shape="id5" draw:start-glue-point="2" draw:end-shape="id9" draw:end-glue-point="0" svg:d="m18030 5280v2220h-8730" svg:viewBox="0 0 8731 2221">
          <text:p/>
        </draw:connector>
        <draw:connector draw:style-name="gr14" draw:text-style-name="P1" draw:layer="layout" svg:x1="18.067cm" svg:y1="10.706cm" svg:x2="9.293cm" svg:y2="12.403cm" draw:start-shape="id7" draw:start-glue-point="2" draw:end-shape="id10" draw:end-glue-point="1" svg:d="m18067 10706v1697h-8774" svg:viewBox="0 0 8775 1698">
          <text:p/>
        </draw:connector>
        <draw:custom-shape draw:style-name="gr16" draw:text-style-name="P1" draw:layer="layout" svg:width="0.8cm" svg:height="1cm" svg:x="5.4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6" draw:text-style-name="P1" draw:layer="layout" svg:width="8.2cm" svg:height="15.2cm" svg:x="10cm" svg:y="0.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cm" svg:height="15.2cm" svg:x="18.8cm" svg:y="0.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5.546cm" svg:height="4.729cm" svg:x="3.4cm" svg:y="5.871cm">
          <draw:image xlink:href="Pictures/100002010000020000000200A020CE96.png" xlink:type="simple" xlink:show="embed" xlink:actuate="onLoad">
            <text:p/>
          </draw:image>
        </draw:frame>
        <draw:frame draw:style-name="gr2" draw:text-style-name="P1" xml:id="id13" draw:id="id13" draw:layer="layout" svg:width="3.644cm" svg:height="3.729cm" svg:x="4.2cm" svg:y="12.671cm">
          <draw:image xlink:href="Pictures/100002010000020000000200A07C33AA.png" xlink:type="simple" xlink:show="embed" xlink:actuate="onLoad">
            <text:p/>
          </draw:image>
        </draw:frame>
        <draw:frame draw:style-name="gr3" draw:text-style-name="P7" draw:layer="layout" svg:width="3.702cm" svg:height="0.962cm" svg:x="4.298cm" svg:y="5cm">
          <draw:text-box>
            <text:p><text:span text:style-name="T5">Declaration</text:span></text:p>
          </draw:text-box>
        </draw:frame>
        <draw:frame draw:style-name="gr3" draw:text-style-name="P7" draw:layer="layout" svg:width="2.123cm" svg:height="0.962cm" svg:x="4.877cm" svg:y="12.038cm">
          <draw:text-box>
            <text:p><text:span text:style-name="T5">Proxy</text:span></text:p>
          </draw:text-box>
        </draw:frame>
        <draw:custom-shape draw:style-name="gr8" draw:text-style-name="P8" xml:id="id11" draw:id="id11" draw:layer="layout" svg:width="7cm" svg:height="1.8cm" svg:x="10.4cm" svg:y="10.4cm">
          <text:p text:style-name="P1"><text:span text:style-name="T6">KNXRollerShutterImporter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cm" svg:height="1.8cm" svg:x="19.4cm" svg:y="3cm">
          <text:p text:style-name="P1"><text:span text:style-name="T7">CoreRollerShutterSpec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12" draw:id="id12" draw:layer="layout" svg:width="5.4cm" svg:height="1.8cm" svg:x="20cm" svg:y="7.6cm">
          <text:p text:style-name="P1"><text:span text:style-name="T2">KNXRollerShutterImpl</text:span>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2.6cm" svg:y1="7.2cm" svg:x2="22.6cm" svg:y2="5cm">
          <text:p/>
        </draw:line>
        <draw:line draw:style-name="gr4" draw:text-style-name="P1" draw:layer="layout" svg:x1="8.2cm" svg:y1="7.8cm" svg:x2="10cm" svg:y2="11cm">
          <text:p/>
        </draw:line>
        <draw:connector draw:style-name="gr11" draw:text-style-name="P1" draw:layer="layout" svg:x1="17.4cm" svg:y1="11.3cm" svg:x2="22.7cm" svg:y2="9.4cm" draw:start-shape="id11" draw:start-glue-point="1" draw:end-shape="id12" draw:end-glue-point="2" svg:d="m17400 11300h5300v-1900" svg:viewBox="0 0 5301 1901">
          <text:p/>
        </draw:connector>
        <draw:frame draw:style-name="gr12" draw:text-style-name="P3" draw:layer="layout" svg:width="4cm" svg:height="0.806cm" svg:x="19.2cm" svg:y="11.3cm">
          <draw:text-box>
            <text:p><text:span text:style-name="T3">createInstance</text:span></text:p>
          </draw:text-box>
        </draw:frame>
        <draw:connector draw:style-name="gr13" draw:text-style-name="P1" draw:layer="layout" svg:x1="25.4cm" svg:y1="8.5cm" svg:x2="7.844cm" svg:y2="14.535cm" draw:start-shape="id12" draw:start-glue-point="1" draw:end-shape="id13" draw:end-glue-point="1" svg:d="m25400 8500h501v6035h-18057" svg:viewBox="0 0 18058 6036">
          <text:p/>
        </draw:connector>
        <draw:frame draw:style-name="gr12" draw:text-style-name="P3" draw:layer="layout" svg:width="4cm" svg:height="0.806cm" svg:x="15.2cm" svg:y="13.729cm">
          <draw:text-box>
            <text:p><text:span text:style-name="T3">invoke</text:span></text:p>
          </draw:text-box>
        </draw:frame>
        <draw:frame draw:style-name="gr3" draw:text-style-name="P7" draw:layer="layout" svg:width="5.121cm" svg:height="0.962cm" svg:x="20.479cm" svg:y="0.838cm">
          <draw:text-box>
            <text:p><text:span text:style-name="T5">AppsGate CHMI</text:span></text:p>
          </draw:text-box>
        </draw:frame>
        <draw:frame draw:style-name="gr3" draw:text-style-name="P7" draw:layer="layout" svg:width="4.655cm" svg:height="0.962cm" svg:x="11.9cm" svg:y="0.838cm">
          <draw:text-box>
            <text:p><text:span text:style-name="T5">DeviceAdaptor</text:span></text:p>
          </draw:text-box>
        </draw:frame>
        <draw:frame draw:style-name="gr12" draw:text-style-name="P3" draw:layer="layout" svg:width="2.4cm" svg:height="0.806cm" svg:x="8.946cm" svg:y="8.194cm">
          <draw:text-box>
            <text:p><text:span text:style-name="T3">bi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ele </meta:initial-creator>
    <meta:creation-date>2014-08-06T15:11:28.969839155</meta:creation-date>
    <dc:date>2014-08-28T14:03:32.835398505</dc:date>
    <dc:creator>adele </dc:creator>
    <meta:editing-duration>PT1H7M</meta:editing-duration>
    <meta:editing-cycles>12</meta:editing-cycles>
    <meta:generator>LibreOffice/4.1.3.2$Linux_X86_64 LibreOffice_project/410m0$Build-2</meta:generator>
    <meta:document-statistic meta:object-count="93"/>
  </office:meta>
</office:document-meta>
</file>